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paragraph-rsid="000c2c0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paragraph-rsid="0014a05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weight="bold" officeooo:paragraph-rsid="000f2129" style:font-weight-asian="bold" style:font-weight-complex="bold"/>
    </style:style>
    <style:style style:name="P8" style:family="paragraph" style:parent-style-name="Standard">
      <style:text-properties style:font-name="Times New Roman" fo:font-weight="bold" officeooo:paragraph-rsid="0010f8c7" style:font-weight-asian="bold" style:font-weight-complex="bold"/>
    </style:style>
    <style:style style:name="P9" style:family="paragraph" style:parent-style-name="Standard">
      <style:text-properties style:font-name="Times New Roman" fo:font-weight="bold" officeooo:paragraph-rsid="00168a3b" style:font-weight-asian="bold" style:font-weight-complex="bold"/>
    </style:style>
    <style:style style:name="P10" style:family="paragraph" style:parent-style-name="Standard">
      <style:text-properties style:font-name="Times New Roman" fo:font-weight="bold" officeooo:paragraph-rsid="001962b0" style:font-weight-asian="bold" style:font-weight-complex="bold"/>
    </style:style>
    <style:style style:name="P11" style:family="paragraph" style:parent-style-name="Standard">
      <style:text-properties style:font-name="Times New Roman" fo:font-weight="bold" officeooo:paragraph-rsid="001a0965" style:font-weight-asian="bold" style:font-weight-complex="bold"/>
    </style:style>
    <style:style style:name="P12" style:family="paragraph" style:parent-style-name="Standard">
      <style:text-properties style:font-name="Times New Roman" fo:font-weight="bold" officeooo:paragraph-rsid="001d41c2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/>
    </style:style>
    <style:style style:name="P15" style:family="paragraph" style:parent-style-name="Standard">
      <style:text-properties style:font-name="Times New Roman" officeooo:paragraph-rsid="000947d4"/>
    </style:style>
    <style:style style:name="P16" style:family="paragraph" style:parent-style-name="Standard" style:list-style-name="L1">
      <style:text-properties style:font-name="Times New Roman" officeooo:paragraph-rsid="000947d4"/>
    </style:style>
    <style:style style:name="P17" style:family="paragraph" style:parent-style-name="Standard">
      <style:text-properties style:font-name="Times New Roman" officeooo:paragraph-rsid="000a32e9"/>
    </style:style>
    <style:style style:name="P18" style:family="paragraph" style:parent-style-name="Standard" style:list-style-name="L2">
      <style:text-properties style:font-name="Times New Roman" officeooo:paragraph-rsid="000a32e9"/>
    </style:style>
    <style:style style:name="P19" style:family="paragraph" style:parent-style-name="Standard" style:list-style-name="L2">
      <style:text-properties style:font-name="Times New Roman" officeooo:paragraph-rsid="000f16ab"/>
    </style:style>
    <style:style style:name="P20" style:family="paragraph" style:parent-style-name="Standard">
      <style:text-properties style:font-name="Times New Roman" officeooo:paragraph-rsid="000c2c07"/>
    </style:style>
    <style:style style:name="P21" style:family="paragraph" style:parent-style-name="Standard" style:list-style-name="L3">
      <style:text-properties style:font-name="Times New Roman" officeooo:paragraph-rsid="000c2c07"/>
    </style:style>
    <style:style style:name="P22" style:family="paragraph" style:parent-style-name="Standard">
      <style:text-properties style:font-name="Times New Roman" officeooo:paragraph-rsid="000f2129"/>
    </style:style>
    <style:style style:name="P23" style:family="paragraph" style:parent-style-name="Standard" style:list-style-name="L4">
      <style:text-properties style:font-name="Times New Roman" officeooo:paragraph-rsid="000f2129"/>
    </style:style>
    <style:style style:name="P24" style:family="paragraph" style:parent-style-name="Standard">
      <style:text-properties style:font-name="Times New Roman" officeooo:paragraph-rsid="001014ac"/>
    </style:style>
    <style:style style:name="P25" style:family="paragraph" style:parent-style-name="Standard" style:list-style-name="L5">
      <style:text-properties style:font-name="Times New Roman" officeooo:paragraph-rsid="001014ac"/>
    </style:style>
    <style:style style:name="P26" style:family="paragraph" style:parent-style-name="Standard" style:list-style-name="L6">
      <style:text-properties style:font-name="Times New Roman" officeooo:paragraph-rsid="001014ac"/>
    </style:style>
    <style:style style:name="P27" style:family="paragraph" style:parent-style-name="Standard" style:list-style-name="L7">
      <style:text-properties style:font-name="Times New Roman" officeooo:paragraph-rsid="001014ac"/>
    </style:style>
    <style:style style:name="P28" style:family="paragraph" style:parent-style-name="Standard" style:list-style-name="L8">
      <style:text-properties style:font-name="Times New Roman" officeooo:paragraph-rsid="001014ac"/>
    </style:style>
    <style:style style:name="P29" style:family="paragraph" style:parent-style-name="Standard">
      <style:text-properties style:font-name="Times New Roman" officeooo:paragraph-rsid="0010f8c7"/>
    </style:style>
    <style:style style:name="P30" style:family="paragraph" style:parent-style-name="Standard" style:list-style-name="L9">
      <style:text-properties style:font-name="Times New Roman" officeooo:paragraph-rsid="0010f8c7"/>
    </style:style>
    <style:style style:name="P31" style:family="paragraph" style:parent-style-name="Standard">
      <style:text-properties style:font-name="Times New Roman" officeooo:paragraph-rsid="0012ba9e"/>
    </style:style>
    <style:style style:name="P32" style:family="paragraph" style:parent-style-name="Standard">
      <style:text-properties style:font-name="Times New Roman" officeooo:paragraph-rsid="0014a05f"/>
    </style:style>
    <style:style style:name="P33" style:family="paragraph" style:parent-style-name="Standard" style:list-style-name="L10">
      <style:text-properties style:font-name="Times New Roman" officeooo:paragraph-rsid="0014a05f"/>
    </style:style>
    <style:style style:name="P34" style:family="paragraph" style:parent-style-name="Standard" style:list-style-name="L10">
      <style:text-properties style:font-name="Times New Roman" officeooo:paragraph-rsid="0012ba9e"/>
    </style:style>
    <style:style style:name="P35" style:family="paragraph" style:parent-style-name="Standard">
      <style:text-properties style:font-name="Times New Roman" officeooo:paragraph-rsid="00168a3b"/>
    </style:style>
    <style:style style:name="P36" style:family="paragraph" style:parent-style-name="Standard">
      <style:text-properties style:font-name="Times New Roman" officeooo:paragraph-rsid="001778ea"/>
    </style:style>
    <style:style style:name="P37" style:family="paragraph" style:parent-style-name="Standard">
      <style:text-properties style:font-name="Times New Roman" officeooo:paragraph-rsid="001962b0"/>
    </style:style>
    <style:style style:name="P38" style:family="paragraph" style:parent-style-name="Standard">
      <style:text-properties style:font-name="Times New Roman" officeooo:paragraph-rsid="001a0965"/>
    </style:style>
    <style:style style:name="P39" style:family="paragraph" style:parent-style-name="Standard" style:list-style-name="L16">
      <style:text-properties style:font-name="Times New Roman" officeooo:paragraph-rsid="001962b0"/>
    </style:style>
    <style:style style:name="P40" style:family="paragraph" style:parent-style-name="Standard" style:list-style-name="L17">
      <style:text-properties style:font-name="Times New Roman" officeooo:paragraph-rsid="001962b0"/>
    </style:style>
    <style:style style:name="P41" style:family="paragraph" style:parent-style-name="Standard" style:list-style-name="L19">
      <style:text-properties style:font-name="Times New Roman" officeooo:paragraph-rsid="001a0965"/>
    </style:style>
    <style:style style:name="P42" style:family="paragraph" style:parent-style-name="Standard">
      <style:text-properties style:font-name="Times New Roman" officeooo:paragraph-rsid="001d41c2"/>
    </style:style>
    <style:style style:name="P43" style:family="paragraph" style:parent-style-name="Standard" style:list-style-name="L20">
      <style:text-properties style:font-name="Times New Roman" officeooo:paragraph-rsid="001d41c2"/>
    </style:style>
    <style:style style:name="P44" style:family="paragraph" style:parent-style-name="Standard" style:list-style-name="L21">
      <style:text-properties style:font-name="Times New Roman" officeooo:paragraph-rsid="001d41c2"/>
    </style:style>
    <style:style style:name="P45" style:family="paragraph" style:parent-style-name="Standard" style:list-style-name="L22">
      <style:text-properties style:font-name="Times New Roman" officeooo:paragraph-rsid="001d41c2"/>
    </style:style>
    <style:style style:name="P46" style:family="paragraph" style:parent-style-name="Standard" style:list-style-name="L23">
      <style:text-properties style:font-name="Times New Roman" officeooo:paragraph-rsid="001d41c2"/>
    </style:style>
    <style:style style:name="P47" style:family="paragraph" style:parent-style-name="Standard" style:list-style-name="L24">
      <style:text-properties style:font-name="Times New Roman" officeooo:paragraph-rsid="001d41c2"/>
    </style:style>
    <style:style style:name="P48" style:family="paragraph" style:parent-style-name="Standard" style:list-style-name="L11">
      <style:text-properties officeooo:paragraph-rsid="00168a3b"/>
    </style:style>
    <style:style style:name="P49" style:family="paragraph" style:parent-style-name="Standard" style:list-style-name="L12">
      <style:text-properties officeooo:paragraph-rsid="00168a3b"/>
    </style:style>
    <style:style style:name="P50" style:family="paragraph" style:parent-style-name="Standard" style:list-style-name="L13">
      <style:text-properties officeooo:paragraph-rsid="00168a3b"/>
    </style:style>
    <style:style style:name="P51" style:family="paragraph" style:parent-style-name="Standard" style:list-style-name="L14">
      <style:text-properties officeooo:paragraph-rsid="00168a3b"/>
    </style:style>
    <style:style style:name="P52" style:family="paragraph" style:parent-style-name="Standard" style:list-style-name="L15">
      <style:text-properties officeooo:paragraph-rsid="001778ea"/>
    </style:style>
    <style:style style:name="P53" style:family="paragraph" style:parent-style-name="Standard">
      <style:text-properties officeooo:paragraph-rsid="001778ea"/>
    </style:style>
    <style:style style:name="P54" style:family="paragraph" style:parent-style-name="Standard">
      <style:paragraph-properties fo:break-before="page"/>
      <style:text-properties officeooo:paragraph-rsid="001778ea"/>
    </style:style>
    <style:style style:name="P55" style:family="paragraph" style:parent-style-name="Standard" style:list-style-name="L18">
      <style:text-properties officeooo:paragraph-rsid="001a0965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62b0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/>
    </style:style>
    <style:style style:name="T6" style:family="text">
      <style:text-properties officeooo:rsid="000a32e9"/>
    </style:style>
    <style:style style:name="T7" style:family="text">
      <style:text-properties officeooo:rsid="0012ba9e"/>
    </style:style>
    <style:style style:name="T8" style:family="text">
      <style:text-properties officeooo:rsid="001a0965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 3.0 and Metaverse Development</text:p>
      <text:p text:style-name="P1"/>
      <text:p text:style-name="P1"><text:span text:style-name="T1">Program of Studies (Quarter I)</text:span></text:p>
      <text:p text:style-name="P13"><text:span text:style-name="T4">Quarter I-A: Web 3.0 and Metaverse Theory</text:span></text:p>
      <text:p text:style-name="P14"><text:span text:style-name="T4"/></text:p>
      <text:p text:style-name="P15"><text:span text:style-name="T2">Reading Material</text:span></text:p>
      <text:list xml:id="list4147803815" text:style-name="L1">
        <text:list-item>
          <text:p text:style-name="P16">[Metaverse: Open for business?](<text:a xlink:type="simple" xlink:href="https://www.technologyreview.com/2022/06/27/1054974/metaverse-open-for-business/" text:style-name="Internet_20_link" text:visited-style-name="Visited_20_Internet_20_Link">https://www.technologyreview.com/2022/06/27/1054974/metaverse-open-for-business/</text:a>)</text:p>
        </text:list-item>
        <text:list-item>
          <text:p text:style-name="P16">[Citi research report published in March 2022](<text:a xlink:type="simple" xlink:href="https://www.citivelocity.com/citigps/metaverse-and-money/" text:style-name="Internet_20_link" text:visited-style-name="Visited_20_Internet_20_Link">https://www.citivelocity.com/citigps/metaverse-and-money/</text:a>)</text:p>
        </text:list-item>
        <text:list-item>
          <text:p text:style-name="P16">[What’s All the Hype About the Metaverse?](<text:a xlink:type="simple" xlink:href="https://www.nytimes.com/2022/01/18/technology/personaltech/metaverse-gaming-definition.html" text:style-name="Internet_20_link" text:visited-style-name="Visited_20_Internet_20_Link">https://www.nytimes.com/2022/01/18/technology/personaltech/metaverse-gaming-definition.html</text:a>)</text:p>
        </text:list-item>
        <text:list-item>
          <text:p text:style-name="P16">[The Metaverse Has Already Arrived. Here’s What That Actually Means](<text:a xlink:type="simple" xlink:href="https://time.com/6116826/what-is-the-metaverse/" text:style-name="Internet_20_link" text:visited-style-name="Visited_20_Internet_20_Link">https://time.com/6116826/what-is-the-metaverse/</text:a>)</text:p>
        </text:list-item>
        <text:list-item>
          <text:p text:style-name="P16">[Facebook, Walmart and How Companies Shouldn’t Set Up in the Metaverse](<text:a xlink:type="simple" xlink:href="https://www.coindesk.com/layer2/2022/01/05/facebook-walmart-and-how-companies-shouldnt-set-up-in-the-metaverse/" text:style-name="Internet_20_link" text:visited-style-name="Visited_20_Internet_20_Link">https://www.coindesk.com/layer2/2022/01/05/facebook-walmart-and-how-companies-shouldnt-set-up-in-the-metaverse/</text:a>)</text:p>
        </text:list-item>
        <text:list-item>
          <text:p text:style-name="P16">[Nvidia CEO: The metaverse will be 'much, much bigger than the physical world'](<text:a xlink:type="simple" xlink:href="https://finance.yahoo.com/news/nvidia-ceo-the-metaverse-will-be-much-much-bigger-than-the-physical-world-174256652.html" text:style-name="Internet_20_link" text:visited-style-name="Visited_20_Internet_20_Link">https://finance.yahoo.com/news/nvidia-ceo-the-metaverse-will-be-much-much-bigger-than-the-physical-world-174256652.html</text:a>)</text:p>
        </text:list-item>
        <text:list-item>
          <text:p text:style-name="P16">[3 Stocks to Buy With a $30 Trillion Metaverse Market on the Way](<text:a xlink:type="simple" xlink:href="https://www.fool.com/investing/2021/12/06/3-stocks-to-buy-with-a-30-trillion-metaverse-marke/" text:style-name="Internet_20_link" text:visited-style-name="Visited_20_Internet_20_Link">https://www.fool.com/investing/2021/12/06/3-stocks-to-buy-with-a-30-trillion-metaverse-marke/</text:a>)</text:p>
        </text:list-item>
        <text:list-item>
          <text:p text:style-name="P16">[What Will Metaverse Be Worth in 2025?](<text:a xlink:type="simple" xlink:href="https://www.theinformation.com/articles/what-will-metaverse-be-worth-in-2025-our-guess-is-82-billion" text:style-name="Internet_20_link" text:visited-style-name="Visited_20_Internet_20_Link">https://www.theinformation.com/articles/what-will-metaverse-be-worth-in-2025-our-guess-is-82-billion</text:a>)</text:p>
        </text:list-item>
        <text:list-item>
          <text:p text:style-name="P16">[The Metaverse Is Coming And It’s A Very Big Deal](<text:a xlink:type="simple" xlink:href="https://www.forbes.com/sites/cathyhackl/2020/07/05/the-metaverse-is-coming--its-a-very-big-deal/?sh=3c6ee273440f" text:style-name="Internet_20_link" text:visited-style-name="Visited_20_Internet_20_Link">https://www.forbes.com/sites/cathyhackl/2020/07/05/the-metaverse-is-coming--its-a-very-big-deal/?sh=3c6ee273440f</text:a>)</text:p>
        </text:list-item>
        <text:list-item>
          <text:p text:style-name="P16">[What the Metaverse Means for Developers](<text:a xlink:type="simple" xlink:href="https://thenewstack.io/metaverse-developers/" text:style-name="Internet_20_link" text:visited-style-name="Visited_20_Internet_20_Link">https://thenewstack.io/metaverse-developers/</text:a></text:p>
        </text:list-item>
        <text:list-item>
          <text:p text:style-name="P16">[Microsoft and Nvidia are working on their own more practical metaverse](<text:a xlink:type="simple" xlink:href="https://www.techspot.com/news/92064-microsoft-nvidia-working-their-own-more-practical-metaverse.html" text:style-name="Internet_20_link" text:visited-style-name="Visited_20_Internet_20_Link">https://www.techspot.com/news/92064-microsoft-nvidia-working-their-own-more-practical-metaverse.html</text:a>)</text:p>
        </text:list-item>
        <text:list-item>
          <text:p text:style-name="P16">[The Key To Unlocking The Metaverse Is Nvidia’s Omniverse](<text:a xlink:type="simple" xlink:href="https://www.techspot.com/news/92064-microsoft-nvidia-working-their-own-more-practical-metaverse.html" text:style-name="Internet_20_link" text:visited-style-name="Visited_20_Internet_20_Link">https://www.techspot.com/news/92064-microsoft-nvidia-working-their-own-more-practical-metaverse.html</text:a>)</text:p>
        </text:list-item>
        <text:list-item>
          <text:p text:style-name="P16">[Clash of the Metaverse Titans: Microsoft, Meta and Apple](<text:a xlink:type="simple" xlink:href="https://medium.com/building-the-metaverse/clash-of-the-metaverse-titans-microsoft-meta-and-apple-ce505b010376" text:style-name="Internet_20_link" text:visited-style-name="Visited_20_Internet_20_Link">https://medium.com/building-the-metaverse/clash-of-the-metaverse-titans-microsoft-meta-and-apple-ce505b010376</text:a>)</text:p>
        </text:list-item>
        <text:list-item>
          <text:p text:style-name="P16">[Metaverse… Closer Than You Think](<text:a xlink:type="simple" xlink:href="https://croftgroup.com/metaverse-closer-than-you-think/" text:style-name="Internet_20_link" text:visited-style-name="Visited_20_Internet_20_Link">https://croftgroup.com/metaverse-closer-than-you-think/</text:a>)</text:p>
        </text:list-item>
        <text:list-item>
          <text:p text:style-name="P16">[WEB 3.0 VS METAVERSE: SIMILARITIES AND DIFFERENCES YOU NEED TO KNOW IN 2022](<text:a xlink:type="simple" xlink:href="https://www.analyticsinsight.net/web-3-0-vs-metaverse-similarities-and-differences-you-need-to-know-in-2022/" text:style-name="Internet_20_link" text:visited-style-name="Visited_20_Internet_20_Link">https://www.analyticsinsight.net/web-3-0-vs-metaverse-similarities-and-differences-you-need-to-know-in-2022/</text:a>)</text:p>
        </text:list-item>
        <text:list-item>
          <text:p text:style-name="P16">[Goldman Sachs Says Blockchain Is Key to Metaverse and Web 3 Development](<text:a xlink:type="simple" xlink:href="https://www.coindesk.com/business/2021/12/17/goldman-sachs-says-blockchain-is-key-to-metaverse-and-web-3-development/" text:style-name="Internet_20_link" text:visited-style-name="Visited_20_Internet_20_Link">https://www.coindesk.com/business/2021/12/17/goldman-sachs-says-blockchain-is-key-to-metaverse-and-web-3-development/</text:a>)</text:p>
        </text:list-item>
        <text:list-item>
          <text:p text:style-name="P16">[Web 3.0 vs. Metaverse: similarities and differences](<text:a xlink:type="simple" xlink:href="https://experty.io/web-3-0-vs-metaverse-similarities-and-differences" text:style-name="Internet_20_link" text:visited-style-name="Visited_20_Internet_20_Link">https://experty.io/web-3-0-vs-metaverse-similarities-and-differences</text:a>)</text:p>
        </text:list-item>
        <text:list-item>
          <text:p text:style-name="P16">[Why NFTs Are The Keys To Accessing The Metaverse](<text:a xlink:type="simple" xlink:href="https://www.binance.com/en/blog/nft/why-nfts-are-the-keys-to-accessing-the-metaverse-421499824684903085" text:style-name="Internet_20_link" text:visited-style-name="Visited_20_Internet_20_Link">https://www.binance.com/en/blog/nft/why-nfts-are-the-keys-to-accessing-the-metaverse-421499824684903085</text:a>)</text:p>
        </text:list-item>
        <text:list-item>
          <text:p text:style-name="P16">[Metaverse, NFT, And DeFi: Here's Why They Matter In The Blockchain World](<text:a xlink:type="simple" xlink:href="https://www.ndtv.com/business/metaverse-nft-and-defi-heres-why-they-matter-in-the-blockchain-world-2654667" text:style-name="Internet_20_link" text:visited-style-name="Visited_20_Internet_20_Link">https://www.ndtv.com/business/metaverse-nft-and-defi-heres-why-they-matter-in-the-blockchain-world-2654667</text:a>)</text:p>
        </text:list-item>
        <text:list-item>
          <text:p text:style-name="P16">[MetaFi: DeFi for the Metaverse](<text:a xlink:type="simple" xlink:href="https://outlierventures.io/research/metafi-defi-for-the-metaverse/" text:style-name="Internet_20_link" text:visited-style-name="Visited_20_Internet_20_Link">https://outlierventures.io/research/metafi-defi-for-the-</text:a><text:soft-page-break/><text:a xlink:type="simple" xlink:href="https://outlierventures.io/research/metafi-defi-for-the-metaverse/" text:style-name="Internet_20_link" text:visited-style-name="Visited_20_Internet_20_Link">metaverse/</text:a>)</text:p>
        </text:list-item>
        <text:list-item>
          <text:p text:style-name="P16">[Evolution of the Creator Economy](<text:a xlink:type="simple" xlink:href="https://medium.com/building-the-metaverse/evolution-of-the-creator-economy-9e038e8411af" text:style-name="Internet_20_link" text:visited-style-name="Visited_20_Internet_20_Link">https://medium.com/building-the-metaverse/evolution-of-the-creator-economy-9e038e8411af</text:a>)</text:p>
        </text:list-item>
        <text:list-item>
          <text:p text:style-name="P16">[How to Get Paid in the Metaverse Creator Economy Today](<text:a xlink:type="simple" xlink:href="https://hackernoon.com/how-to-get-paid-in-the-metaverse-creator-economy-today" text:style-name="Internet_20_link" text:visited-style-name="Visited_20_Internet_20_Link">https://hackernoon.com/how-to-get-paid-in-the-metaverse-creator-economy-today</text:a>)</text:p>
        </text:list-item>
        <text:list-item>
          <text:p text:style-name="P16">[7 ways the metaverse will change the enterprise](<text:a xlink:type="simple" xlink:href="https://venturebeat.com/2022/01/26/7-ways-the-metaverse-will-change-the-enterprise/" text:style-name="Internet_20_link" text:visited-style-name="Visited_20_Internet_20_Link">https://venturebeat.com/2022/01/26/7-ways-the-metaverse-will-change-the-enterprise/</text:a>)</text:p>
        </text:list-item>
        <text:list-item>
          <text:p text:style-name="P16">[How the metaverse will let you simulate everything](<text:a xlink:type="simple" xlink:href="https://venturebeat.com/2022/01/26/omniverse-ability-to-simulate-anything-self-driving-cars-energy-power-consumption/" text:style-name="Internet_20_link" text:visited-style-name="Visited_20_Internet_20_Link">https://venturebeat.com/2022/01/26/omniverse-ability-to-simulate-anything-self-driving-cars-energy-power-consumption/</text:a>)</text:p>
        </text:list-item>
        <text:list-item>
          <text:p text:style-name="P16">[The DeanBeat: The problem of the sniper and the metaverse](<text:a xlink:type="simple" xlink:href="https://venturebeat.com/2022/01/14/the-deanbeat-the-problem-of-the-sniper-and-the-metaverse/amp/" text:style-name="Internet_20_link" text:visited-style-name="Visited_20_Internet_20_Link">https://venturebeat.com/2022/01/14/the-deanbeat-the-problem-of-the-sniper-and-the-metaverse/amp/</text:a>)</text:p>
        </text:list-item>
        <text:list-item>
          <text:p text:style-name="P16">[7 Challenges of The Metaverse](<text:a xlink:type="simple" xlink:href="https://lucidrealitylabs.com/blog/7-challenges-of-the-metaverse" text:style-name="Internet_20_link" text:visited-style-name="Visited_20_Internet_20_Link">https://lucidrealitylabs.com/blog/7-challenges-of-the-metaverse</text:a>)</text:p>
        </text:list-item>
      </text:list>
      <text:p text:style-name="P15"/>
      <text:p text:style-name="P17"><text:span text:style-name="T2">Books</text:span></text:p>
      <text:list xml:id="list2540725369" text:style-name="L2">
        <text:list-item>
          <text:p text:style-name="P19">[Mastering Blockchain](<text:a xlink:type="simple" xlink:href="https://www.packtpub.com/product/mastering-blockchain-third-edition/9781839213199" text:style-name="Internet_20_link" text:visited-style-name="Visited_20_Internet_20_Link">https://www.packtpub.com/product/mastering-blockchain-third-edition/9781839213199</text:a>) by Imran Bashir, [Download](<text:a xlink:type="simple" xlink:href="https://pk1lib.org/book/11269630/9409cf" text:style-name="Internet_20_link" text:visited-style-name="Visited_20_Internet_20_Link">https://pk1lib.org/book/11269630/9409cf</text:a>)</text:p>
        </text:list-item>
        <text:list-item>
          <text:p text:style-name="P18">[The Metaverse: And How it Will Revolutionize Everything](<text:a xlink:type="simple" xlink:href="https://www.amazon.com/Metaverse-How-Will-Revolutionize-Everything/dp/1324092033/ref=sr_1_4" text:style-name="Internet_20_link" text:visited-style-name="Visited_20_Internet_20_Link">https://www.amazon.com/Metaverse-How-Will-Revolutionize-Everything/dp/1324092033/ref=sr_1_4</text:a><text:span text:style-name="T6">) </text:span>by Matthew Ball, [Buy](<text:a xlink:type="simple" xlink:href="https://www.matthewball.vc/metaversebook" text:style-name="Internet_20_link" text:visited-style-name="Visited_20_Internet_20_Link">https://www.matthewball.vc/metaversebook</text:a>)</text:p>
        </text:list-item>
        <text:list-item>
          <text:p text:style-name="P18">[The Metaverse: Prepare Now For the Next Big Thing!](<text:a xlink:type="simple" xlink:href="https://www.amazon.com/Metaverse-Prepare-Now-Next-Thing/dp/B09DMRF373/ref=pd_sbs_1/132-9505128-5572430" text:style-name="Internet_20_link" text:visited-style-name="Visited_20_Internet_20_Link">https://www.amazon.com/Metaverse-Prepare-Now-Next-Thing/dp/B09DMRF373/ref=pd_sbs_1/132-9505128-5572430</text:a>) by Terry Winters</text:p>
        </text:list-item>
      </text:list>
      <text:p text:style-name="P17"/>
      <text:p text:style-name="P20"><text:span text:style-name="T2">Video Links</text:span></text:p>
      <text:list xml:id="list3934728337" text:style-name="L3">
        <text:list-item>
          <text:p text:style-name="P21">[Blockchain by Zeeshan Usmani](<text:a xlink:type="simple" xlink:href="https://www.youtube.com/playlist?list=PL1Xmyl4aKTRjZTZSA_gVpk2xf6QKr_QyZ" text:style-name="Internet_20_link" text:visited-style-name="Visited_20_Internet_20_Link">https://www.youtube.com/playlist?list=PL1Xmyl4aKTRjZTZSA_gVpk2xf6QKr_QyZ</text:a>)</text:p>
        </text:list-item>
        <text:list-item>
          <text:p text:style-name="P21">[What Is The Difference Between Web3 And The Metaverse?](<text:a xlink:type="simple" xlink:href="https://www.youtube.com/watch?v=BCr6XxOd9eE" text:style-name="Internet_20_link" text:visited-style-name="Visited_20_Internet_20_Link">https://www.youtube.com/watch?v=BCr6XxOd9eE</text:a>)</text:p>
        </text:list-item>
        <text:list-item>
          <text:p text:style-name="P21">[NVIDIA Marbles at Night](<text:a xlink:type="simple" xlink:href="https://www.youtube.com/watch?v=NgcYLIvlp_k" text:style-name="Internet_20_link" text:visited-style-name="Visited_20_Internet_20_Link">https://www.youtube.com/watch?v=NgcYLIvlp_k</text:a>)</text:p>
        </text:list-item>
        <text:list-item>
          <text:p text:style-name="P21">[Designing, Optimizing and Operating the Factory of the Future](<text:a xlink:type="simple" xlink:href="https://www.youtube.com/watch?v=6-DaWgg4zF8" text:style-name="Internet_20_link" text:visited-style-name="Visited_20_Internet_20_Link">https://www.youtube.com/watch?v=6-DaWgg4zF8</text:a>)</text:p>
        </text:list-item>
        <text:list-item>
          <text:p text:style-name="P21">[Explainer: What is the 'metaverse'?](<text:a xlink:type="simple" xlink:href="https://www.youtube.com/watch?v=99BnZ8js1_k" text:style-name="Internet_20_link" text:visited-style-name="Visited_20_Internet_20_Link">https://www.youtube.com/watch?v=99BnZ8js1_k</text:a>)</text:p>
        </text:list-item>
        <text:list-item>
          <text:p text:style-name="P21">[The new metaverse gold rush](<text:a xlink:type="simple" xlink:href="https://www.youtube.com/watch?v=8zbQhb2siHs" text:style-name="Internet_20_link" text:visited-style-name="Visited_20_Internet_20_Link">https://www.youtube.com/watch?v=8zbQhb2siHs</text:a>)</text:p>
        </text:list-item>
        <text:list-item>
          <text:p text:style-name="P21">[The Metaverse could be a problem](<text:a xlink:type="simple" xlink:href="https://www.youtube.com/watch?v=RgJwPco3wew" text:style-name="Internet_20_link" text:visited-style-name="Visited_20_Internet_20_Link">https://www.youtube.com/watch?v=RgJwPco3wew</text:a>)</text:p>
        </text:list-item>
        <text:list-item>
          <text:p text:style-name="P21">[How Metaverse Works? Secrets of Metaverse Explained in Hindi](<text:a xlink:type="simple" xlink:href="https://www.youtube.com/watch?v=0azMpBagjI4" text:style-name="Internet_20_link" text:visited-style-name="Visited_20_Internet_20_Link">https://www.youtube.com/watch?v=0azMpBagjI4</text:a>)</text:p>
        </text:list-item>
        <text:list-item>
          <text:p text:style-name="P21">[Nvidia Omniverse vs Facebook Metaverse](<text:a xlink:type="simple" xlink:href="https://www.youtube.com/watch?v=fVaDO8ek57Q" text:style-name="Internet_20_link" text:visited-style-name="Visited_20_Internet_20_Link">https://www.youtube.com/watch?v=fVaDO8ek57Q</text:a>)</text:p>
        </text:list-item>
        <text:list-item>
          <text:p text:style-name="P21">[What is Microsoft's Metaverse?](<text:a xlink:type="simple" xlink:href="https://www.youtube.com/watch?v=Qw6UCwCt4bE" text:style-name="Internet_20_link" text:visited-style-name="Visited_20_Internet_20_Link">https://www.youtube.com/watch?v=Qw6UCwCt4bE</text:a>)</text:p>
        </text:list-item>
        <text:list-item>
          <text:p text:style-name="P21">[Video: What is Web3 with Examples?](<text:a xlink:type="simple" xlink:href="https://www.youtube.com/watch?v=WEsO8OuAnjE" text:style-name="Internet_20_link" text:visited-style-name="Visited_20_Internet_20_Link">https://www.youtube.com/watch?v=WEsO8OuAnjE</text:a>)</text:p>
        </text:list-item>
        <text:list-item>
          <text:p text:style-name="P21">[Video: What is Web3?](<text:a xlink:type="simple" xlink:href="https://www.youtube.com/watch?v=nHhAEkG1y2U" text:style-name="Internet_20_link" text:visited-style-name="Visited_20_Internet_20_Link">https://www.youtube.com/watch?v=nHhAEkG1y2U</text:a>)</text:p>
        </text:list-item>
        <text:list-item>
          <text:p text:style-name="P21">[Metaverse Explained In 10 Mins I Why Will Web3 Be A 100x Opportunity?](<text:a xlink:type="simple" xlink:href="https://www.youtube.com/watch?v=hAkbAqVpII0" text:style-name="Internet_20_link" text:visited-style-name="Visited_20_Internet_20_Link">https://www.youtube.com/watch?v=hAkbAqVpII0</text:a>)</text:p>
        </text:list-item>
        <text:list-item>
          <text:p text:style-name="P21">[Creator Economy of the Metaverse - Roblox, Unity, Unreal and more!](<text:a xlink:type="simple" xlink:href="https://www.youtube.com/watch?v=VLwqivmWM_I" text:style-name="Internet_20_link" text:visited-style-name="Visited_20_Internet_20_Link">https://www.youtube.com/watch?v=VLwqivmWM_I</text:a>)</text:p>
        </text:list-item>
      </text:list>
      <text:p text:style-name="P20"/>
      <text:p text:style-name="P4">Quarter I-B: Object Oriented Programming using Typescript</text:p>
      <text:p text:style-name="P1"/>
      <text:p text:style-name="P22"><text:span text:style-name="T2">Presentations</text:span></text:p>
      <text:list xml:id="list2315516316" text:style-name="L4">
        <text:list-item>
          <text:p text:style-name="P23">[Node.js Intro](<text:a xlink:type="simple" xlink:href="https://docs.google.com/presentation/d/1eOLJTN0FyVAw6lMUvA_XYLORKnudWXyzXsB6sg5oPIs/edit#slide=id.p" text:style-name="Internet_20_link" text:visited-style-name="Visited_20_Internet_20_Link">https://docs.google.com/presentation/d/1eOLJTN0FyVAw6lMUvA_XYLORKnudWXyzXsB6sg5oPIs/edit#slide=id.p</text:a>)</text:p>
        </text:list-item>
      </text:list>
      <text:p text:style-name="P7"/>
      <text:p text:style-name="P24"><text:span text:style-name="T2">Reading Material</text:span></text:p>
      <text:list xml:id="list2294288068" text:style-name="L5">
        <text:list-item>
          <text:p text:style-name="P25">[TypeScript is the top programming language, and our core language](<text:a xlink:type="simple" xlink:href="https://www.helpnetsecurity.com/2022/09/20/25-most-popular-programming-languages-trends/" text:style-name="Internet_20_link" text:visited-style-name="Visited_20_Internet_20_Link">https://www.helpnetsecurity.com/2022/09/20/25-most-popular-programming-languages-trends/</text:a>)</text:p>
        </text:list-item>
        <text:list-item>
          <text:p text:style-name="P25">[JavaScript is no longer the favorite programming language for developers, TypeScript is the number one programming language among developers](<text:a xlink:type="simple" xlink:href="https://www.techradar.com/news/javascript-no-longer-the-favorite-language-among-developers" text:style-name="Internet_20_link" text:visited-style-name="Visited_20_Internet_20_Link">https://www.techradar.com/news/javascript-no-longer-the-favorite-language-among-developers</text:a>)</text:p>
        </text:list-item>
        <text:list-item>
          <text:p text:style-name="P25">[TypeScript and C# both were created by the same person named Anders Hejlsberg](<text:a xlink:type="simple" xlink:href="https://dev.to/destrodevshow/typescript-and-c-both-created-by-the-same-person-named-anders-hejlsberg-42g4" text:style-name="Internet_20_link" text:visited-style-name="Visited_20_Internet_20_Link">https://dev.to/destrodevshow/typescript-and-c-both-created-by-the-same-person-named-anders-hejlsberg-42g4</text:a>)</text:p>
        </text:list-item>
      </text:list>
      <text:p text:style-name="P24"/>
      <text:p text:style-name="P24"><text:span text:style-name="T2">Books</text:span></text:p>
      <text:list xml:id="list1347953615" text:style-name="L6">
        <text:list-item>
          <text:p text:style-name="P26">[JavaScript from Beginner to Professional](<text:a xlink:type="simple" xlink:href="https://www.amazon.com/JavaScript-Beginner-Professional-building-interactive/dp/1800562527/ref=sr_1_4" text:style-name="Internet_20_link" text:visited-style-name="Visited_20_Internet_20_Link">https://www.amazon.com/JavaScript-Beginner-Professional-building-interactive/dp/1800562527/ref=sr_1_4</text:a>) by Laurence Lars Svekis and Rob Percival, [Book Code](<text:a xlink:type="simple" xlink:href="https://github.com/PacktPublishing/JavaScript-from-Beginner-to-Professional" text:style-name="Internet_20_link" text:visited-style-name="Visited_20_Internet_20_Link">https://github.com/PacktPublishing/JavaScript-from-Beginner-to-Professional</text:a>)</text:p>
        </text:list-item>
        <text:list-item>
          <text:p text:style-name="P26">[Learning TypeScript: Enhance Your Web Development Skills Using Type-Safe JavaScript](<text:a xlink:type="simple" xlink:href="https://www.amazon.com/Learning-TypeScript-Development-Type-Safe-JavaScript/dp/1098110331/ref=sr_1_1" text:style-name="Internet_20_link" text:visited-style-name="Visited_20_Internet_20_Link">https://www.amazon.com/Learning-TypeScript-Development-Type-Safe-JavaScript/dp/1098110331/ref=sr_1_1</text:a>)</text:p>
        </text:list-item>
        <text:list-item>
          <text:p text:style-name="P26">[TypeScript Cookbook: Future Advanced TypeScript Book](<text:a xlink:type="simple" xlink:href="https://www.oreilly.com/library/view/typescript-cookbook/9781098136642/" text:style-name="Internet_20_link" text:visited-style-name="Visited_20_Internet_20_Link">https://www.oreilly.com/library/view/typescript-cookbook/9781098136642/</text:a>)</text:p>
        </text:list-item>
      </text:list>
      <text:p text:style-name="P24"/>
      <text:p text:style-name="P24"><text:span text:style-name="T2">Practice Projects</text:span></text:p>
      <text:list xml:id="list1967063841" text:style-name="L7">
        <text:list-item>
          <text:p text:style-name="P27">[JavaScript Free Code Camp for Practice](<text:a xlink:type="simple" xlink:href="https://www.freecodecamp.org/learn/javascript-algorithms-and-data-structures/#basic-javascript" text:style-name="Internet_20_link" text:visited-style-name="Visited_20_Internet_20_Link">https://www.freecodecamp.org/learn/javascript-algorithms-and-data-structures/#basic-javascript</text:a>)</text:p>
        </text:list-item>
        <text:list-item>
          <text:p text:style-name="P27">[In Class Companion projects and articles for Learning TypeScript](<text:a xlink:type="simple" xlink:href="https://www.learningtypescript.com/" text:style-name="Internet_20_link" text:visited-style-name="Visited_20_Internet_20_Link">https://www.learningtypescript.com/</text:a>)</text:p>
        </text:list-item>
      </text:list>
      <text:p text:style-name="P24"/>
      <text:p text:style-name="P24"><text:span text:style-name="T2">Video Links</text:span></text:p>
      <text:list xml:id="list3289589087" text:style-name="L8">
        <text:list-item>
          <text:p text:style-name="P28">[HTML by Hira Khan](<text:a xlink:type="simple" xlink:href="https://www.youtube.com/playlist?list=PLKvqnz8z1zWQ3BALy86tIXICkG874wAc6" text:style-name="Internet_20_link" text:visited-style-name="Visited_20_Internet_20_Link">https://www.youtube.com/playlist?list=PLKvqnz8z1zWQ3BALy86tIXICkG874wAc6</text:a>)</text:p>
        </text:list-item>
        <text:list-item>
          <text:p text:style-name="P28">[CSS Intro by Hira Khan](<text:a xlink:type="simple" xlink:href="https://www.youtube.com/playlist?list=PLKvqnz8z1zWQSWIen_zUSEBmtqzPLuRob" text:style-name="Internet_20_link" text:visited-style-name="Visited_20_Internet_20_Link">https://www.youtube.com/playlist?list=PLKvqnz8z1zWQSWIen_zUSEBmtqzPLuRob</text:a>)</text:p>
        </text:list-item>
        <text:list-item>
          <text:p text:style-name="P28">[JavaScript by Zeeshan Hanif](<text:a xlink:type="simple" xlink:href="https://www.youtube.com/playlist?list=PLKvqnz8z1zWQdc0NSLknxmxBch5gLOqyo" text:style-name="Internet_20_link" text:visited-style-name="Visited_20_Internet_20_Link">https://www.youtube.com/playlist?list=PLKvqnz8z1zWQdc0NSLknxmxBch5gLOqyo</text:a>)</text:p>
        </text:list-item>
        <text:list-item>
          <text:p text:style-name="P28">[TypeScript Crash Course for Beginners with Matt Pocock: Video](<text:a xlink:type="simple" xlink:href="https://www.youtube.com/watch?v=p6dO9u0M7MQ&amp;t=25s" text:style-name="Internet_20_link" text:visited-style-name="Visited_20_Internet_20_Link">https://www.youtube.com/watch?v=p6dO9u0M7MQ&amp;t=25s</text:a>)</text:p>
        </text:list-item>
        <text:list-item>
          <text:p text:style-name="P28">[Learning TypeScript from Scratch with Matt Pocock: A TypeScript tutorial](<text:a xlink:type="simple" xlink:href="https://www.youtube.com/watch?v=qcFmCKQDa2s&amp;t=1s" text:style-name="Internet_20_link" text:visited-style-name="Visited_20_Internet_20_Link">https://www.youtube.com/watch?v=qcFmCKQDa2s&amp;t=1s</text:a>)</text:p>
        </text:list-item>
        <text:list-item>
          <text:p text:style-name="P28">[Advanced TypeScript with Matt: Video](<text:a xlink:type="simple" xlink:href="https://www.youtube.com/watch?v=F7O4gA0GXqI&amp;t=389s" text:style-name="Internet_20_link" text:visited-style-name="Visited_20_Internet_20_Link">https://www.youtube.com/watch?v=F7O4gA0GXqI&amp;t=389s</text:a>)</text:p>
        </text:list-item>
        <text:list-item>
          <text:p text:style-name="P28">[TypeScript tips and Tricks with Matt: Video](<text:a xlink:type="simple" xlink:href="https://www.youtube.com/watch?v=hBk4nV7q6-w&amp;t=24s" text:style-name="Internet_20_link" text:visited-style-name="Visited_20_Internet_20_Link">https://www.youtube.com/watch?v=hBk4nV7q6-w&amp;t=24s</text:a>)</text:p>
        </text:list-item>
      </text:list>
      <text:p text:style-name="P29"/>
      <text:p text:style-name="P8"><text:soft-page-break/>Learn From Matt Pocock The TypeScript Wizard</text:p>
      <text:list xml:id="list3011793734" text:style-name="L9">
        <text:list-item>
          <text:p text:style-name="P30">[Latest News: Matt Joins Vercel](<text:a xlink:type="simple" xlink:href="https://twitter.com/mattpocockuk/status/1559105611995955202" text:style-name="Internet_20_link" text:visited-style-name="Visited_20_Internet_20_Link">https://twitter.com/mattpocockuk/status/1559105611995955202</text:a>)</text:p>
        </text:list-item>
        <text:list-item>
          <text:p text:style-name="P30">[Total TypeScript Website](<text:a xlink:type="simple" xlink:href="https://www.totaltypescript.com/" text:style-name="Internet_20_link" text:visited-style-name="Visited_20_Internet_20_Link">https://www.totaltypescript.com/</text:a>)</text:p>
        </text:list-item>
        <text:list-item>
          <text:p text:style-name="P30">[Zod Tutorial: Video](<text:a xlink:type="simple" xlink:href="https://www.totaltypescript.com/tutorials/zod" text:style-name="Internet_20_link" text:visited-style-name="Visited_20_Internet_20_Link">https://www.totaltypescript.com/tutorials/zod</text:a>)</text:p>
        </text:list-item>
        <text:list-item>
          <text:p text:style-name="P30">[Zod Docs](<text:a xlink:type="simple" xlink:href="https://zod.dev/" text:style-name="Internet_20_link" text:visited-style-name="Visited_20_Internet_20_Link">https://zod.dev/</text:a>)</text:p>
        </text:list-item>
        <text:list-item>
          <text:p text:style-name="P30">TypeScript Tips](<text:a xlink:type="simple" xlink:href="https://www.totaltypescript.com/tips" text:style-name="Internet_20_link" text:visited-style-name="Visited_20_Internet_20_Link">https://www.totaltypescript.com/tips</text:a>)</text:p>
        </text:list-item>
      </text:list>
      <text:p text:style-name="P29"/>
      <text:p text:style-name="P31"><text:span text:style-name="T2">Github Repo</text:span></text:p>
      <text:list xml:id="list1900459795" text:style-name="L10">
        <text:list-item>
          <text:p text:style-name="P34">[JavaScript from Beginner to Professional](<text:a xlink:type="simple" xlink:href="https://github.com/PacktPublishing/JavaScript-from-Beginner-to-Professional" text:style-name="Internet_20_link" text:visited-style-name="Visited_20_Internet_20_Link">https://github.com/PacktPublishing/JavaScript-from-Beginner-to-Professional</text:a>)</text:p>
        </text:list-item>
        <text:list-item>
          <text:p text:style-name="P34">[Learning TypeScript Project Code in Class](<text:a xlink:type="simple" xlink:href="https://github.com/LearningTypeScript/projects" text:style-name="Internet_20_link" text:visited-style-name="Visited_20_Internet_20_Link">https://github.com/LearningTypeScript/projects</text:a></text:p>
        </text:list-item>
        <text:list-item>
          <text:p text:style-name="P34">[Beginner TypeScript Tutorial](<text:a xlink:type="simple" xlink:href="https://github.com/total-typescript/beginners-typescript-tutorial" text:style-name="Internet_20_link" text:visited-style-name="Visited_20_Internet_20_Link">https://github.com/total-typescript/beginners-typescript-tutorial</text:a><text:span text:style-name="T7">)</text:span></text:p>
        </text:list-item>
        <text:list-item>
          <text:p text:style-name="P33">[Advanced TypeScript Workshop](<text:a xlink:type="simple" xlink:href="https://github.com/total-typescript/advanced-typescript-workshop" text:style-name="Internet_20_link" text:visited-style-name="Visited_20_Internet_20_Link">https://github.com/total-typescript/advanced-typescript-workshop</text:a>)</text:p>
        </text:list-item>
      </text:list>
      <text:p text:style-name="P32"/>
      <text:p text:style-name="P32"/>
      <text:p text:style-name="P5">Quarter I-W: Study Material for Super-Achievers: UI/UX Design using Figma and Design Patterns Part 1</text:p>
      <text:p text:style-name="P1"/>
      <text:p text:style-name="P35"><text:span text:style-name="T2">Books</text:span></text:p>
      <text:list xml:id="list569582537" text:style-name="L11">
        <text:list-item>
          <text:p text:style-name="P48"><text:span text:style-name="T5">[Designing and Prototyping Interfaces with Figma](</text:span><text:a xlink:type="simple" xlink:href="https://www.packtpub.com/product/designing-and-prototyping-interfaces-with-figma/9781800564183" text:style-name="Internet_20_link" text:visited-style-name="Visited_20_Internet_20_Link"><text:span text:style-name="T5">https://www.packtpub.com/product/designing-and-prototyping-interfaces-with-figma/9781800564183</text:span></text:a><text:span text:style-name="T5">)</text:span></text:p>
        </text:list-item>
      </text:list>
      <text:p text:style-name="P35"/>
      <text:p text:style-name="P9">Video Links</text:p>
      <text:list xml:id="list3011527107" text:style-name="L12">
        <text:list-item>
          <text:p text:style-name="P49"><text:span text:style-name="T5">[Follow Daily UI Design Challenge Videos](</text:span><text:a xlink:type="simple" xlink:href="https://www.youtube.com/playlist?list=PLOFMxDQkrLGf5uU7mrPkmf3Ec3o5mL7yl" text:style-name="Internet_20_link" text:visited-style-name="Visited_20_Internet_20_Link"><text:span text:style-name="T5">https://www.youtube.com/playlist?list=PLOFMxDQkrLGf5uU7mrPkmf3Ec3o5mL7yl</text:span></text:a><text:span text:style-name="T5">)</text:span></text:p>
        </text:list-item>
      </text:list>
      <text:p text:style-name="P35"/>
      <text:p text:style-name="P9">Practice Projects</text:p>
      <text:list xml:id="list1367526901" text:style-name="L13">
        <text:list-item>
          <text:p text:style-name="P50"><text:span text:style-name="T5">[Design Patterns in TypeScript Part 1](</text:span><text:a xlink:type="simple" xlink:href="https://refactoring.guru/design-patterns/typescript" text:style-name="Internet_20_link" text:visited-style-name="Visited_20_Internet_20_Link"><text:span text:style-name="T5">https://refactoring.guru/design-patterns/typescript</text:span></text:a><text:span text:style-name="T5">)</text:span></text:p>
          <text:list>
            <text:list-item>
              <text:p text:style-name="P50"><text:span text:style-name="T5">Abstract Factory, Factory Method, Singleton, Decorator, and Command.</text:span></text:p>
            </text:list-item>
          </text:list>
        </text:list-item>
      </text:list>
      <text:p text:style-name="P35"/>
      <text:p text:style-name="P9">Github Repo</text:p>
      <text:list xml:id="list3358007704" text:style-name="L14">
        <text:list-item>
          <text:p text:style-name="P51"><text:span text:style-name="T5">[Advanced TypeScript Patterns by Matt Pocock](</text:span><text:a xlink:type="simple" xlink:href="https://github.com/total-typescript/advanced-patterns-workshop" text:style-name="Internet_20_link" text:visited-style-name="Visited_20_Internet_20_Link"><text:span text:style-name="T5">https://github.com/total-typescript/advanced-patterns-workshop</text:span></text:a><text:span text:style-name="T5">)</text:span></text:p>
        </text:list-item>
      </text:list>
      <text:p text:style-name="P35"/>
      <text:p text:style-name="P1"/>
      <text:p text:style-name="P3">Quarter I-X: Study Material for Super-Achievers: WebAssembly and AssembleScript</text:p>
      <text:p text:style-name="P1"/>
      <text:p text:style-name="P36"><text:span text:style-name="T2">Github Repo's</text:span></text:p>
      <text:list xml:id="list152677267" text:style-name="L15">
        <text:list-item>
          <text:p text:style-name="P52"><text:span text:style-name="T5">[Learning Repo: Learn WebAssembly with AssemblyScript in Baby Steps](</text:span><text:a xlink:type="simple" xlink:href="https://github.com/panacloud-modern-global-apps/webassembly-assemblyscript/blob/main/README.md" text:style-name="Internet_20_link" text:visited-style-name="Visited_20_Internet_20_Link"><text:span text:style-name="T5">https://github.com/panacloud-modern-global-apps/webassembly-assemblyscript/blob/main/README.md</text:span></text:a><text:span text:style-name="T5">)</text:span></text:p>
        </text:list-item>
      </text:list>
      <text:p text:style-name="P53"><text:span text:style-name="T5"/></text:p>
      <text:p text:style-name="P54"><text:span text:style-name="T5"/></text:p>
      <text:p text:style-name="P6">Quarter I-Y: Learn Fundamentals of Version Control with Git</text:p>
      <text:p text:style-name="P1"/>
      <text:p text:style-name="P37"><text:span text:style-name="T2">Reading Material</text:span></text:p>
      <text:list xml:id="list3426468893" text:style-name="L16">
        <text:list-item>
          <text:p text:style-name="P39"><text:span text:style-name="T3">[</text:span>Markdown Basics](<text:a xlink:type="simple" xlink:href="https://help.github.com/articles/markdown-basics/" text:style-name="Internet_20_link" text:visited-style-name="Visited_20_Internet_20_Link">https://help.github.com/articles/markdown-basics/</text:a>)</text:p>
        </text:list-item>
        <text:list-item>
          <text:p text:style-name="P39">[Fork vs Branch](<text:a xlink:type="simple" xlink:href="http://stackoverflow.com/questions/5009600/difference-between-fork-and-branch-on-github" text:style-name="Internet_20_link" text:visited-style-name="Visited_20_Internet_20_Link">http://stackoverflow.com/questions/5009600/difference-between-fork-and-branch-on-github</text:a>)</text:p>
        </text:list-item>
        <text:list-item>
          <text:p text:style-name="P39">[Branch vs Fork vs Fetch vs Merge vs Rebase vs Clone](<text:a xlink:type="simple" xlink:href="http://stackoverflow.com/questions/3329943/git-branch-fork-fetch-merge-rebase-and-clone-what-are-the-differences" text:style-name="Internet_20_link" text:visited-style-name="Visited_20_Internet_20_Link">http://stackoverflow.com/questions/3329943/git-branch-fork-fetch-merge-rebase-and-clone-what-are-the-differences</text:a>)</text:p>
        </text:list-item>
        <text:list-item>
          <text:p text:style-name="P39">[Branching vs Rebasing](<text:a xlink:type="simple" xlink:href="https://git-scm.com/book/en/v2/Git-Branching-Rebasing" text:style-name="Internet_20_link" text:visited-style-name="Visited_20_Internet_20_Link">https://git-scm.com/book/en/v2/Git-Branching-Rebasing</text:a>)</text:p>
        </text:list-item>
        <text:list-item>
          <text:p text:style-name="P39">Remote Branches](<text:a xlink:type="simple" xlink:href="http://git-scm.com/book/en/v2/Git-Branching-Remote-Branches#Tracking-Branches" text:style-name="Internet_20_link" text:visited-style-name="Visited_20_Internet_20_Link">http://git-scm.com/book/en/v2/Git-Branching-Remote-Branches#Tracking-Branches</text:a>)</text:p>
        </text:list-item>
      </text:list>
      <text:p text:style-name="P37"/>
      <text:p text:style-name="P10">Video Links</text:p>
      <text:list xml:id="list3971411680" text:style-name="L17">
        <text:list-item>
          <text:p text:style-name="P40">[Version Control using Git and GitHub By Sir Zeeshan Hanif Videos](<text:a xlink:type="simple" xlink:href="https://www.youtube.com/playlist?list=PLKueo-cldy_HjRnPUL4G3pWHS7FREAizF" text:style-name="Internet_20_link" text:visited-style-name="Visited_20_Internet_20_Link">https://www.youtube.com/playlist?list=PLKueo-cldy_HjRnPUL4G3pWHS7FREAizF</text:a>)</text:p>
        </text:list-item>
        <text:list-item>
          <text:p text:style-name="P40">[Version Control using Git and GitHub By Sir Zeeshan Hanif](<text:a xlink:type="simple" xlink:href="https://www.youtube.com/playlist?list=PL4lZMpZtayiGkfhq9AbFTSd4GbX25C_0L" text:style-name="Internet_20_link" text:visited-style-name="Visited_20_Internet_20_Link">https://www.youtube.com/playlist?list=PL4lZMpZtayiGkfhq9AbFTSd4GbX25C_0L</text:a>)</text:p>
        </text:list-item>
      </text:list>
      <text:p text:style-name="P37"/>
      <text:p text:style-name="P10">Books</text:p>
      <text:list xml:id="list1302509562" text:style-name="L18">
        <text:list-item>
          <text:p text:style-name="P55"><text:span text:style-name="T5">[Learn Version Control with Git: A step-by-step course for the complete beginner](</text:span><text:a xlink:type="simple" xlink:href="https://www.amazon.com/Learn-Version-Control-step-step/dp/1520786506" text:style-name="Internet_20_link" text:visited-style-name="Visited_20_Internet_20_Link"><text:span text:style-name="T5">https://www.amazon.com/Learn-Version-Control-step-step/dp/1520786506</text:span></text:a><text:span text:style-name="T5">) by Tobias Günther</text:span></text:p>
        </text:list-item>
      </text:list>
      <text:p text:style-name="P38"/>
      <text:p text:style-name="P11"><text:span text:style-name="T8">P</text:span>ractice Projects</text:p>
      <text:list xml:id="list3789494079" text:style-name="L19">
        <text:list-item>
          <text:p text:style-name="P41">[Github challenges](<text:a xlink:type="simple" xlink:href="https://try.github.io/levels/1/challenges/1" text:style-name="Internet_20_link" text:visited-style-name="Visited_20_Internet_20_Link">https://try.github.io/levels/1/challenges/1</text:a>)</text:p>
        </text:list-item>
        <text:list-item>
          <text:p text:style-name="P41">[GIt for data science](<text:a xlink:type="simple" xlink:href="https://www.datacamp.com/courses/introduction-to-git-for-data-science" text:style-name="Internet_20_link" text:visited-style-name="Visited_20_Internet_20_Link">https://www.datacamp.com/courses/introduction-to-git-for-data-science</text:a>)</text:p>
          <text:p text:style-name="P41"/>
        </text:list-item>
      </text:list>
      <text:p text:style-name="P1"/>
      <text:p text:style-name="P3">Quarter I-Z: Assignments and Projects</text:p>
      <text:p text:style-name="P1"/>
      <text:p text:style-name="P12">Quarter I Metaverse Presentations</text:p>
      <text:list xml:id="list3423376770" text:style-name="L20">
        <text:list-item>
          <text:p text:style-name="P43">What is the Metaverse? (Part I of The Metaverse Textbook) **Due on Sunday, October 9, 2022 Midnight**</text:p>
        </text:list-item>
        <text:list-item>
          <text:p text:style-name="P43">How the Metaverse Will Revolutionize Everything? (Part III of The Metaverse Textbook).</text:p>
        </text:list-item>
        <text:list-item>
          <text:p text:style-name="P43">What is Required to Build the Metaverse? (Part II of The Metaverse Textbook).</text:p>
        </text:list-item>
      </text:list>
      <text:p text:style-name="P42"/>
      <text:p text:style-name="P12">Quarter I Web 3.0 Presentations</text:p>
      <text:list xml:id="list2075949096" text:style-name="L21">
        <text:list-item>
          <text:p text:style-name="P44">Blockchain 101 and Decentralization (Chapters 1 and 2 of Mastering Blockchain Textbook).</text:p>
        </text:list-item>
        <text:list-item>
          <text:p text:style-name="P44">Ethereum and Smart Contracts (Chapters 10, 11, 12, and 13 of Mastering Blockchain Textbook).</text:p>
        </text:list-item>
        <text:list-item>
          <text:p text:style-name="P44">Tokenization (Chapter 18 of Mastering Blockchain Textbook).</text:p>
        </text:list-item>
      </text:list>
      <text:p text:style-name="P1"/>
      <text:p text:style-name="P42"><text:span text:style-name="T2">Quarter I JavaScript Homework Coding Exercises:</text:span></text:p>
      <text:list xml:id="list3114908360" text:style-name="L22">
        <text:list-item>
          <text:p text:style-name="P45">[Getting Started Exercises with JavaScript and Node.js](<text:a xlink:type="simple" xlink:href="https://github.com/panacloud-modern-global-apps/typescript-node-projects/blob/main/getting-started-exercises.md" text:style-name="Internet_20_link" text:visited-style-name="Visited_20_Internet_20_Link">https://github.com/panacloud-modern-global-apps/typescript-node-projects/blob/main/getting-started-exercises.md</text:a>)</text:p>
        </text:list-item>
      </text:list>
      <text:p text:style-name="P42"/>
      <text:p text:style-name="P42"><text:span text:style-name="T2">Quarter I TypeScript Homework Coding Projects:</text:span></text:p>
      <text:list xml:id="list2402403133" text:style-name="L23">
        <text:list-item>
          <text:p text:style-name="P46">[TypeScript Projects for Students](https://github.com/panacloud-modern-global-apps/typescript-node-projects)</text:p>
        </text:list-item>
      </text:list>
      <text:p text:style-name="P1"/>
      <text:p text:style-name="P42"><text:span text:style-name="T2">Quarter I Assignments and Projects Submission form</text:span></text:p>
      <text:list xml:id="list1100542694" text:style-name="L24">
        <text:list-item>
          <text:p text:style-name="P47">[Web 3.0 and Metaverse Project Submission Form](<text:a xlink:type="simple" xlink:href="https://forms.gle/H6HsTPhP3tpEaK7V7" text:style-name="Internet_20_link" text:visited-style-name="Visited_20_Internet_20_Link">https://forms.gle/H6HsTPhP3tpEaK7V7</text:a>)</text:p>
        </text:list-item>
        <text:list-item>
          <text:p text:style-name="P47">Please create a private Github repository for each project and give read access to Faculty Github IDs:</text:p>
          <text:list>
            <text:list-item>
              <text:p text:style-name="P47">ziapanacloud</text:p>
            </text:list-item>
            <text:list-item>
              <text:p text:style-name="P47">daniyalnagori</text:p>
            </text:list-item>
            <text:list-item>
              <text:p text:style-name="P47">adil-innovation-lab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8T03:14:05.699000000</dc:date>
    <meta:editing-duration>PT25M23S</meta:editing-duration>
    <meta:editing-cycles>27</meta:editing-cycles>
    <meta:generator>LibreOffice/7.3.3.2$Windows_X86_64 LibreOffice_project/d1d0ea68f081ee2800a922cac8f79445e4603348</meta:generator>
    <meta:document-statistic meta:table-count="0" meta:image-count="0" meta:object-count="0" meta:page-count="9" meta:paragraph-count="129" meta:word-count="958" meta:character-count="12452" meta:non-whitespace-character-count="11721"/>
  </office:meta>
</office:document-meta>
</file>